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rundlagen:</text:p>
      <text:p text:style-name="P1">Was ist Machine learning?</text:p>
      <text:p text:style-name="Standard">Wenn Programm mit mehr Erfahrung besser wird</text:p>
      <text:p text:style-name="P1"/>
      <text:p text:style-name="P1">Welche 3 Sachen braucht man für Machine Learning?</text:p>
      <text:p text:style-name="Standard">Erfahrung, Task, Performance</text:p>
      <text:p text:style-name="Standard"/>
      <text:p text:style-name="P1">Was für Einsatzgebiete gibt es z.B.?</text:p>
      <text:p text:style-name="Standard">Diagnose, Betrugsdetektion,Klassifikation, Sprach bild usw. Erkennung</text:p>
      <text:p text:style-name="Standard"/>
      <text:p text:style-name="P1">Was für 3 Lernarten gibt es? Erklären sie diese kurz</text:p>
      <text:p text:style-name="P1"><text:span text:style-name="T1">Supervised: Wo man immer sagt richtig oder falsch nach ende</text:span></text:p>
      <text:p text:style-name="P1"><text:span text:style-name="T1">Unsupervised: wo er selber lernt</text:span></text:p>
      <text:p text:style-name="P1"><text:span text:style-name="T1">Reinforcement: Wo man lernt während man macht zum optimieren</text:span></text:p>
      <text:p text:style-name="Standard"/>
      <text:p text:style-name="Standard"/>
      <text:p text:style-name="P5">Bionik Evolutionsstrategie:</text:p>
      <text:p text:style-name="P1"/>
      <text:p text:style-name="P1">Was ist Bionik?</text:p>
      <text:p text:style-name="P1"><text:span text:style-name="T1">Biologie+Technik</text:span></text:p>
      <text:p text:style-name="P1"/>
      <text:p text:style-name="P1">Was ist eine Evolutionsstrategie? Wie funktioniert sie?</text:p>
      <text:p text:style-name="P1"><text:span text:style-name="T1">Nachahmen der Evolution-&gt; für Blackbox probleme</text:span></text:p>
      <text:p text:style-name="P1"/>
      <text:p text:style-name="P1">Für was wird die Evolutionsstrategie am ehesten verwendet?</text:p>
      <text:p text:style-name="P2">Blackbox Probleme</text:p>
      <text:p text:style-name="P1"/>
      <text:p text:style-name="P1">Welche zwei Arten von Algorithmen gibt es hierbei?</text:p>
      <text:p text:style-name="P1"><text:span text:style-name="T1">Zahlen verändern oder Binäre Werte ändern</text:span></text:p>
      <text:p text:style-name="P1"/>
      <text:p text:style-name="P1">Was ist ein Suchraum? Was bedeutet Selektion was sind Suchoperatoren?</text:p>
      <text:p text:style-name="P1"><text:span text:style-name="T1">Welche Werte erlaubt sind als Ergebnis -&gt; Wie Rekombinieren und Mutiere ich?</text:span></text:p>
      <text:p text:style-name="P1"/>
      <text:p text:style-name="P1">Wie funktioniert die Notation der Evolutionsstrategie?</text:p>
      <text:p text:style-name="P1"><text:span text:style-name="T1">DuplikatAnzahl+BehaltAnzahl</text:span></text:p>
      <text:p text:style-name="P1"><text:span text:style-name="T1">Anzahl Behalten/AnzahlEltern,Anzahl Nachkommen</text:span></text:p>
      <text:p text:style-name="P1"/>
      <text:p text:style-name="P1">Auf welche sachen muss geachtet werden bei der Einstellung der Parameter?</text:p>
      <text:p text:style-name="P1"><text:span text:style-name="T1">Dass der Suchraum nicht zu klein doer Groß ist</text:span></text:p>
      <text:p text:style-name="P1"/>
      <text:p text:style-name="P1">Was ist eine Schrittweite?</text:p>
      <text:p text:style-name="P1"><text:span text:style-name="T1">Wie weit sich die Werte bei der Mutation verändern dürfen, ob das Problem Konvex ist</text:span></text:p>
      <text:p text:style-name="P1"/>
      <text:p text:style-name="P1">Was ist Interpolation hierbei?WIRD nicht gefragt</text:p>
      <text:p text:style-name="P1">Was für arten der Interpolation gibt es? Wie funktionieren sie?</text:p>
      <text:p text:style-name="P1"/>
      <text:p text:style-name="P1"/>
      <text:p text:style-name="P5">Fitnessfunktion</text:p>
      <text:p text:style-name="P1"/>
      <text:p text:style-name="P1">Was ist bei einer Fitnessfunktion zu beachten?</text:p>
      <text:p text:style-name="P1"><text:span text:style-name="T1">Möglichst alle Parameter abhängig voneinadner machen</text:span></text:p>
      <text:p text:style-name="P1"/>
      <text:p text:style-name="P1"><text:soft-page-break/>Was ist das Gradientenverfahren? Wie lässt es sich einfach beschreiben?</text:p>
      <text:p text:style-name="P1"><text:span text:style-name="T1">Alten wert – steigung an dem Wert (mit Ableitung)</text:span></text:p>
      <text:p text:style-name="P1"><text:span text:style-name="T1">Eine Methode zum Funktionen minimieren</text:span></text:p>
      <text:p text:style-name="P1"/>
      <text:p text:style-name="P1">Was ist Lineare Regression?</text:p>
      <text:p text:style-name="P1"><text:span text:style-name="T1">Langsam alle Parameter der Funktion mit Gradientenverfahren verbessern</text:span></text:p>
      <text:p text:style-name="P1"/>
      <text:p text:style-name="P1">Wie sieht ihre Kostenfunktion aus?</text:p>
      <text:p text:style-name="P1"><text:span text:style-name="T1"><draw:frame draw:style-name="fr1" draw:name="Objekt1" text:anchor-type="as-char" svg:width="3.274cm" svg:height="0.58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Wobei y eigentlichen werte sind von x und f die ergebniswerte</text:span></text:p>
      <text:p text:style-name="P1"/>
      <text:p text:style-name="P1"/>
      <text:p text:style-name="P5">Logistische Regression</text:p>
      <text:p text:style-name="P1"/>
      <text:p text:style-name="P1">Für welche Probleme benutzt man das hier? Welche Vorraussetzungen haben diese Probleme?</text:p>
      <text:p text:style-name="P1"><text:span text:style-name="T1">Klassifikation, Lineare seperabiltät</text:span></text:p>
      <text:p text:style-name="P1"/>
      <text:p text:style-name="P1">Was ist der Unterschied zu Linearer Regression?</text:p>
      <text:p text:style-name="P1"><text:span text:style-name="T1">Gibt 0-1 zurück und nähert keine funktion an, was ganz anderes</text:span></text:p>
      <text:p text:style-name="P1"/>
      <text:p text:style-name="P1">Welche Funktion wird zur Normierung bei Logistischer Regression genutzt? Warum? Welche Vorteile hat diese Funktion?</text:p>
      <text:p text:style-name="P1"><text:span text:style-name="T1">Sigmoid Funktion.normalisiert auf 0 und 1, passiert nicht plötzlich sondern je höher desto näher an 1</text:span></text:p>
      <text:p text:style-name="P1"/>
      <text:p text:style-name="P1">Was bedeutet Lineare Seperabilität? Wie kann man es umgehen wenn sie nicht auftritt?</text:p>
      <text:p text:style-name="P1"><text:span text:style-name="T1">Komplexere Hypothese. Dass man die zu klassifizierenden Räume mit Hyperebenen trennen kann</text:span></text:p>
      <text:p text:style-name="P1"/>
      <text:p text:style-name="P1">Wie sieht hier die Fehlerfunktion aus? Wieso funktioniert sie?</text:p>
      <text:p text:style-name="P1"><text:span text:style-name="T1">y*log(hypothese+(1-y)*log(1-hypothese)</text:span></text:p>
      <text:p text:style-name="P1"/>
      <text:p text:style-name="P1">Wo tritt hier eine Parallele zur Linearen Regression auf?</text:p>
      <text:p text:style-name="P1"><text:span text:style-name="T1">Die Ableitung der Fehlerfunktion ist die gleiche</text:span></text:p>
      <text:p text:style-name="P1"/>
      <text:p text:style-name="P1">Wie löst man es wenn man mehr als 2 sachen detekten muss?</text:p>
      <text:p text:style-name="P1"><text:span text:style-name="T1">Jeweils einen Experten pro zu detektende Sache</text:span></text:p>
      <text:p text:style-name="P1"/>
      <text:p text:style-name="P1">Was kommt heraus wenn man diese Teile zu einem Ding zusammen kombiniert?</text:p>
      <text:p text:style-name="P1"><text:span text:style-name="T1"/></text:p>
      <text:p text:style-name="P1"/>
      <text:p text:style-name="P1"/>
      <text:p text:style-name="P5">Neuronale Netze</text:p>
      <text:p text:style-name="P1"/>
      <text:p text:style-name="P1">Was sind die Unterschiede und Vorteile zu Logistischer Regression? Wo sind die Parallelen?</text:p>
      <text:p text:style-name="P1"><text:span text:style-name="T1">Wie lauter Logistische Regressionen hintereinander gekoppelt -&gt; man kann mehr als liuneare seperabilität lösen</text:span></text:p>
      <text:p text:style-name="P1"/>
      <text:p text:style-name="P1">Wie sehen Neuronale Netze aus?</text:p>
      <text:p text:style-name="P1"><text:span text:style-name="T1">Lauter layers mit nodes. In einem Layer und dem nächsten sind alle nodes verbunden</text:span></text:p>
      <text:p text:style-name="P1"/>
      <text:p text:style-name="P1">Was ist ein Layer? Was für Layers gibt es?</text:p>
      <text:p text:style-name="P1"><text:span text:style-name="T1">Eine Schicht von Knoten. Input, Hidden, Output</text:span></text:p>
      <text:p text:style-name="P1"><text:soft-page-break/></text:p>
      <text:p text:style-name="P1">Wie sieht die Berechnung mit Mattrizen aus? Was sind welche Spalten bzw. Reihen?</text:p>
      <text:p text:style-name="P1"><text:span text:style-name="T1">Spalten sind ebene davor Reihen sind ebene dannach</text:span></text:p>
      <text:p text:style-name="P1"/>
      <text:p text:style-name="P1">Was ist der BIAS?</text:p>
      <text:p text:style-name="P2">Eine 1 die als oberster Knoten in jedem Layer steht. Also nicht beeinflusst wurde von anderen layers</text:p>
      <text:p text:style-name="P1"/>
      <text:p text:style-name="P1">Wie wird hier typischerweise gelernt?</text:p>
      <text:p text:style-name="P1"><text:span text:style-name="T1">Mit Backpropergation, supervised</text:span></text:p>
      <text:p text:style-name="P1"/>
      <text:p text:style-name="P1">Was ist Backpropergation? Wie funktioniert sie?</text:p>
      <text:p text:style-name="P1"><text:span text:style-name="T1">Rückwärts wird abgeleitet und dann gradientenverfahren gemacht</text:span></text:p>
      <text:p text:style-name="P1"/>
      <text:p text:style-name="P1">Was für Lerntypen gibt es? Nennen sie drei.</text:p>
      <text:p text:style-name="P1"><text:span text:style-name="T1">Batch, Minibatch, Online</text:span></text:p>
      <text:p text:style-name="P1"/>
      <text:p text:style-name="P1">Wie testet man ob Backpropergation richtig funktioniert?</text:p>
      <text:p text:style-name="P1"><text:span text:style-name="T1">Man approximiert die Ableitung mit Steigungsdreieck (der Hypothesenfunktion)</text:span></text:p>
      <text:p text:style-name="P1"/>
      <text:p text:style-name="P1">Was ist Regularisierung?</text:p>
      <text:p text:style-name="P1"><text:span text:style-name="T1">Wenn Werte zu hoch werden ist das schlecht in der Kostenfunktion</text:span></text:p>
      <text:p text:style-name="P1"/>
      <text:p text:style-name="P1">In welche Teile wird das Trainigsset typischerweise aufgeteilt?</text:p>
      <text:p text:style-name="P1"><text:span text:style-name="T1">Training, crossvaliudation, validation</text:span></text:p>
      <text:p text:style-name="P1"/>
      <text:p text:style-name="P1">Was ist hier Bias was Varianz? Wie kann man sie identifizieren und entfernen?</text:p>
      <text:p text:style-name="P1"><text:span text:style-name="T1">Bias: Overfitting</text:span></text:p>
      <text:p text:style-name="P1"><text:span text:style-name="T1">Varianz: Underfitting</text:span></text:p>
      <text:p text:style-name="P1"/>
      <text:p text:style-name="P1"/>
      <text:p text:style-name="P5">Unsupervised Learning</text:p>
      <text:p text:style-name="P1"/>
      <text:p text:style-name="P1">Was für Arten des Unsupervised Learning gibt es?</text:p>
      <text:p text:style-name="P1"><text:span text:style-name="T1">Clustering, PCA, Self Organizing Maps, Restricted Boltzmann Machines</text:span></text:p>
      <text:p text:style-name="P1"/>
      <text:p text:style-name="P1">Was für Clustering Verfahren kennen sie?</text:p>
      <text:p text:style-name="P1"><text:span text:style-name="T1">Kmeans Lloyd</text:span></text:p>
      <text:p text:style-name="P1"/>
      <text:p text:style-name="P1">Was ist PCA? Wie funktioniert PCA?</text:p>
      <text:p text:style-name="P1"><text:span text:style-name="T1">Eine Dimension Runterprojezieren, nachschauen</text:span></text:p>
      <text:p text:style-name="P1"/>
      <text:p text:style-name="P1">Was ist MDS? Wie funktioniert sie?</text:p>
      <text:p text:style-name="P1"><text:span text:style-name="T1">Projezieren auf Dimension weniger. Abszände in beiden Dimensionen angleichen langsam bis zur konvergenz</text:span></text:p>
      <text:p text:style-name="P1"/>
      <text:p text:style-name="P1">Was ist eine Restricted Boltzmann Machine?</text:p>
      <text:p text:style-name="P1">Was ist ein Kohonen Netzwerk? Was ist ein anderer Name dafür?</text:p>
      <text:p text:style-name="P2"/>
      <text:p text:style-name="P3">((Was ist ein Convolutional Neural Network?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M7S</meta:editing-duration>
    <meta:editing-cycles>53</meta:editing-cycles>
    <meta:generator>OpenOffice/4.0.0$Win32 OpenOffice.org_project/400m3$Build-9702</meta:generator>
    <dc:date>2015-07-21T17:56:38.67</dc:date>
    <meta:document-statistic meta:table-count="0" meta:image-count="0" meta:object-count="1" meta:page-count="3" meta:paragraph-count="95" meta:word-count="686" meta:character-count="47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stretchy="false">∑</mo>
        <msup>
          <mrow>
            <mo stretchy="false">(</mo>
            <mrow>
              <mi>y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n>2</mn>
        </msup>
      </mrow>
    </mrow>
    <annotation encoding="StarMath 5.0">sum (y(x)-f(x))^2</annotation>
  </semantics>
</math>
</file>